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hitney" svg:font-family="Whitney,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earthstone of the invisible fortress (Level 5)</text:p>
      <text:p text:style-name="Standard">this luminescent garnet is cut into a circular pattern with 25 <text:s/>auspicious facets surrounding a flat face bearing an intracate carving of the fortress. The stone glows with a golden light increasing stealth difficulties by +2 as if you had summoned a bonfire aura. At any time the user may spend 2 willpower points to mute the aura of not only the hearthstone, but also the user, rendering all anima displays mute until the sun either sets if it night, or rises if it is.</text:p>
      <text:p text:style-name="Standard">The hearthstone bearer can fully control all of the amenities and defensive systems originally built into the manse. These systems include a surveillance system that allows the user to see and hear through any reflective surface within the manse (does not include the maze beneath, costs 1 mote each time you wish to switch locations) as well as the means of activating master bax' escape ship located in a hangar built into the nearby mountains.</text:p>
      <text:p text:style-name="Standard">Many charms were built into the hearthstone to assist master bax in his old age, charms that allowed ozandus pal to live longer than any other solar in the manse. As long as the manse is attuned the hearthstone bearer gains the benefits of Hardship Surviving Mendicant Spirit and gains a number of additional health levels equal to their permanent essence <text:span text:style-name="T2">(</text:span><text:span text:style-name="T1">all -0</text:span><text:span text:style-name="T2">)</text:span><text:span text:style-name="T1">.</text:span> The wearer's skin hardens allowing them to shrug off most damage granting them a bashing and lethal hardness equal to their permanent essence.</text:p>
      <text:p text:style-name="Standard">For 1 mote you can reflexively rise to your feet from prone. Master Bax needed assistance to remain stable as a battle wound from his youth left him with an artificial hip.</text:p>
      <text:p text:style-name="Standard">for 3 motes you can access the memory banks of I AM to add +5 to lore, occult, and craft rolls to understand how to operate, or repair, first age artifacts and manses. Master Bax was already becoming forgetful when the fortress was built.</text:p>
      <text:p text:style-name="Standard">for 5 motes the hearthstone bearer can summon I AM to assist with a task. I AM will manifest a hologram emanating from the hearthstone capable of materializing to assist with a specified task. I AM cannot cause physical harm to the hearthstone wearer, and is programmed to prevent physical harm to the wearer while they are within the manse. I AM is bound to the hearthstone wearer and must perform any task given to it, except, it cannot be ordered to do anything that would be dangerous to the wearer, nor can it be commanded to allow the wearer to leave the manse. Bax knew what his slipping mind meant for him and planned to have help managing himself in his more forgetful states.</text:p>
      <text:p text:style-name="Standard">For 5 motes and a willpower the user may store rolls on crafts, lore, Occult, presence, performance, socialize, and navigation rolls, even rolls empowered by charms, essentially banking memory files to be used later. The user spends the motes, then activates any charms or effects that effect the roll, and makes the roll. The successes and effects of the roll are stored for the user to call upon later with each stored effect costing 1 willpower to retrieve. </text:p>
      <text:p text:style-name="P1">5 per ability can be stored: <text:a xlink:type="simple" xlink:href="https://discord.com/channels/@me/772891797726822481/892542643693846538" text:style-name="Internet_20_link" text:visited-style-name="Visited_20_Internet_20_Link">https://discord.com/channels/@me/772891797726822481/892542643693846538</text:a></text:p>
      <text:p text:style-name="Standard">All currently banked abilities would benefit only a person with advanced dementia, including the ability to recognize any of the original inhabitants of the invisible fortress as a perfect effect, the ability to always find a chamber pot or toilet as a perfect effect, and the ability to lie to other solars and maintain a ruse as a perfect effect. Each of these effects count as having 1 successes on the roll, no matter the difficulty. This effect explicitly counters perfect effects.</text:p>
      <text:p text:style-name="Standard">As a matter of precaution all of these effects are available to I AM who can keep or replace any of the effects with observed effects used by other exalted if any listed would violate I AM's programming or its programming to keep the hearthstone bearer in the manse.</text:p>
      <text:p text:style-name="Standard"><text:span text:style-name="T1">I AM can store things it observes done, by others. Like, watching someone craft a bird house and then repeating it perfectly on demand.<text:line-break/></text:span><text:a xlink:type="simple" xlink:href="https://discord.com/channels/@me/772891797726822481/892540556704620574" text:style-name="Internet_20_link" text:visited-style-name="Visited_20_Internet_20_Link"><text:span text:style-name="T1">https://discord.com/channels/@me/772891797726822481/892540556704620574</text:span></text:a><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hitney" svg:font-family="Whitney,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9-28T14:25:12.12</meta:creation-date>
    <dc:date>2021-09-28T17:53:13.22</dc:date>
    <meta:editing-duration>PT20M1S</meta:editing-duration>
    <meta:editing-cycles>3</meta:editing-cycles>
    <meta:generator>OpenOffice/4.1.7$Win32 OpenOffice.org_project/417m1$Build-9800</meta:generator>
    <meta:document-statistic meta:table-count="0" meta:image-count="0" meta:object-count="0" meta:page-count="1" meta:paragraph-count="12" meta:word-count="695" meta:character-count="4086"/>
  </office:meta>
</office:document-meta>
</file>